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FALS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fter user name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2" table:number-rows-spanned="1">
            <text:p>Traceback (most recent call last):</text:p>
            <text:p>  File "/usr/lib/libreoffice/share/Scripts/python/ods_python_script.py", line 391, in login</text:p>
            <text:p>    asyncio.get_event_loop().run_until_complete(ccarLoop(userName, password, ssl))</text:p>
            <text:p>  File "/usr/lib/python3.4/asyncio/base_events.py", line 316, in run_until_complete</text:p>
            <text:p>    return future.result()</text:p>
            <text:p>  File "/usr/lib/python3.4/asyncio/futures.py", line 275, in result</text:p>
            <text:p>    raise self._exception</text:p>
            <text:p>  File "/usr/lib/python3.4/asyncio/tasks.py", line 238, in _step</text:p>
            <text:p>    result = next(coro)</text:p>
            <text:p>  File "/usr/lib/libreoffice/share/Scripts/python/ods_python_script.py", line 368, in ccarLoop</text:p>
            <text:p>    websocket = yield from websockets.connect(clientConnection(), ssl=useSsl)</text:p>
            <text:p>  File "/usr/local/lib/python3.4/dist-packages/websockets/client.py", line 155, in connect</text:p>
            <text:p>    extra_headers=extra_headers)</text:p>
            <text:p>  File "/usr/local/lib/python3.4/dist-packages/websockets/client.py", line 83, in handshake</text:p>
            <text:p>    raise InvalidHandshake("Bad status code: {}".format(status_code))</text:p>
            <text:p>websockets.exceptions.InvalidHandshake: Bad status code: 400</text:p>
            <text:p/>
          </table:table-cell>
          <table:covered-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20:47:42.806621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5T23:13:11.804058496</dc:date>
    <meta:editing-duration>PT13H25M36S</meta:editing-duration>
    <meta:editing-cycles>25</meta:editing-cycles>
    <meta:generator>LibreOffice/4.2.8.2$Linux_X86_64 LibreOffice_project/420m0$Build-2</meta:generator>
    <meta:document-statistic meta:table-count="3" meta:cell-count="19" meta:object-count="2"/>
  </office:meta>
</office:document-meta>
</file>